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0.002cm solid #000000" fo:border-left="0.002cm solid #000000" fo:border-right="none" fo:border-top="none"/>
      <style:text-properties fo:color="#000000" fo:font-size="9pt" style:font-size-asian="9pt" style:font-size-complex="9pt"/>
    </style:style>
    <style:style style:name="ce40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8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9" style:family="table-cell" style:parent-style-name="Default">
      <style:text-properties fo:font-size="8.5pt" style:font-size-asian="8.5pt" style:font-size-complex="8.5pt"/>
    </style:style>
    <style:style style:name="ce50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4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5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60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61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62" style:family="table-cell" style:parent-style-name="Default">
      <style:table-cell-properties fo:background-color="transparent"/>
      <style:text-properties fo:font-size="8.5pt" fo:font-style="normal" style:font-size-asian="8.5pt" style:font-style-asian="normal" style:font-size-complex="8.5pt" style:font-style-complex="normal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E.DB</text:p>
          </table:table-cell>
          <table:table-cell table:style-name="ce23"/>
          <table:table-cell table:style-name="ce25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3"/>
          <table:table-cell table:style-name="ce44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7-04">
            <text:p>2009-07-04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ooc:=[.D3]" office:value-type="date" office:date-value="2009-07-04">
            <text:p>2009-07-04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Schema Version</text:p>
          </table:table-cell>
          <table:table-cell table:style-name="ce42" office:value-type="string">
            <text:p>1.0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ooc:=[.O55]" office:value-type="string" office:string-value="VARCHAR(100) NOT NULL">
            <text:p>VARCHAR(10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10" table:formula="oooc:=[.H39]" office:value-type="string" office:string-value="UserName">
            <text:p>UserName</text:p>
          </table:table-cell>
          <table:table-cell table:style-name="ce18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9" office:value-type="string">
            <text:p>GeoLevelActive</text:p>
          </table:table-cell>
          <table:table-cell table:style-name="ce22" office:value-type="string">
            <text:p>INTEGER NOT NULL DEFAULT 0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Carto</text:p>
          </table:table-cell>
          <table:covered-table-cell table:style-name="Default"/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0" office:value-type="string">
            <text:p>RegionId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Transport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SectorCommunications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SectorRelief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SectorAgricultural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SectorWaterSuppl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Sewerag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SectorEduc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SectorPow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Industr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SectorHealth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4" office:value-type="string">
            <text:p>SectorOther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Vali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"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INTEGER DEFAULT 1</text:p>
          </table:table-cell>
          <table:table-cell/>
          <table:table-cell table:style-name="ce41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"/>
          <table:table-cell table:style-name="ce3"/>
          <table:table-cell table:number-columns-repeated="3"/>
          <table:table-cell table:style-name="ce45" table:formula="oooc:=[.Q3]" office:value-type="string" office:string-value="DisasterId">
            <text:p>DisasterId</text:p>
          </table:table-cell>
          <table:table-cell table:style-name="ce18" table:formula="oooc:=[.R3]" office:value-type="string" office:string-value="VARCHAR(50) NOT NULL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style-name="ce19"/>
          <table:table-cell table:number-columns-repeated="2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41" office:value-type="string" table:number-columns-spanned="2" table:number-rows-spanned="1">
            <text:p>EEField</text:p>
          </table:table-cell>
          <table:covered-table-cell table:style-name="ce46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/>
          <table:table-cell table:style-name="ce3" table:formula="oooc:=[.N71]" office:value-type="string" office:string-value="EEGroupId">
            <text:p>EEGroupId</text:p>
          </table:table-cell>
          <table:table-cell table:style-name="ce19" table:formula="oooc:=[.O71]" office:value-type="string" office:string-value="VARCHAR(30)">
            <text:p>VARCHAR(30)</text:p>
          </table:table-cell>
          <table:table-cell table:style-name="ce19"/>
          <table:table-cell table:number-columns-repeated="237"/>
        </table:table-row>
        <table:table-row table:style-name="ro2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ooc:=[.N75]" office:value-type="string" office:string-value="EEGroupStatus">
            <text:p>EEGroupStatus</text:p>
          </table:covered-table-cell>
          <table:table-cell table:style-name="ce19"/>
          <table:table-cell table:number-columns-repeated="2"/>
          <table:table-cell table:style-name="ce3"/>
          <table:table-cell table:style-name="ce41" office:value-type="string" table:number-columns-spanned="2" table:number-rows-spanned="1">
            <text:p>EEGroup</text:p>
          </table:table-cell>
          <table:covered-table-cell table:style-name="ce18"/>
          <table:table-cell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3" office:value-type="string">
            <text:p>PUBLIC, PRIVATE, INACTIVE</text:p>
          </table:table-cell>
          <table:table-cell table:style-name="ce34"/>
          <table:table-cell table:style-name="ce19"/>
          <table:table-cell table:number-columns-repeated="2"/>
          <table:table-cell table:style-name="ce3"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 table:style-name="ce15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 table:style-name="ce22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 table:style-name="ce26" table:number-columns-repeated="4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number-columns-repeated="5"/>
          <table:table-cell table:style-name="ce26"/>
          <table:table-cell table:number-columns-repeated="237"/>
        </table:table-row>
        <table:table-row table:style-name="ro2" table:number-rows-repeated="2">
          <table:table-cell table:number-columns-repeated="12"/>
          <table:table-cell table:style-name="ce26"/>
          <table:table-cell table:style-name="Default" table:number-columns-repeated="2"/>
          <table:table-cell table:number-columns-repeated="3"/>
          <table:table-cell table:style-name="ce26"/>
          <table:table-cell table:number-columns-repeated="237"/>
        </table:table-row>
        <table:table-row table:style-name="ro2">
          <table:table-cell table:number-columns-repeated="12"/>
          <table:table-cell table:style-name="ce26"/>
          <table:table-cell table:style-name="Default" table:number-columns-repeated="2"/>
          <table:table-cell table:style-name="ce26" table:number-columns-repeated="4"/>
          <table:table-cell table:number-columns-repeated="237"/>
        </table:table-row>
        <table:table-row table:style-name="ro2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6" table:default-cell-style-name="ce49"/>
        <table:table-column table:style-name="co27" table:default-cell-style-name="ce49"/>
        <table:table-column table:style-name="co25" table:number-columns-repeated="254" table:default-cell-style-name="ce49"/>
        <table:table-row table:style-name="ro3">
          <table:table-cell table:style-name="ce47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3">
          <table:table-cell table:style-name="ce48" table:formula="oooc:=[Tables.D3]" office:value-type="date" office:date-value="2009-07-04">
            <text:p>2009-07-04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2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3">
          <table:table-cell/>
          <table:table-cell table:style-name="ce54" office:value-type="string">
            <text:p>);</text:p>
          </table:table-cell>
          <table:table-cell table:number-columns-repeated="254"/>
        </table:table-row>
        <table:table-row table:style-name="ro3">
          <table:table-cell table:style-name="ce50" table:formula="oooc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27]; &quot; &quot;; [Tables.D27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34];&quot;','&quot;; [Tables.C35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3">
          <table:table-cell table:style-name="Default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 table:number-rows-repeated="417">
          <table:table-cell table:style-name="Default"/>
          <table:table-cell table:number-columns-repeated="255"/>
        </table:table-row>
        <table:table-row table:style-name="ro3" table:number-rows-repeated="6503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8" table:default-cell-style-name="ce49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49"/>
        <table:table-row table:style-name="ro2">
          <table:table-cell table:style-name="ce47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8" table:formula="oooc:=[Tables.D3]" office:value-type="date" office:date-value="2009-07-04">
            <text:p>2009-07-04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0" table:formula="oooc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UserName VARCHAR(50), ">
            <text:p>UserName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Valid INTEGER, ">
            <text:p>Valid INTEGER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2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9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49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9"/>
        <table:table-row table:style-name="ro2">
          <table:table-cell table:style-name="ce47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48" table:formula="oooc:=[Tables.D3]" office:value-type="date" office:date-value="2009-07-04">
            <text:p>2009-07-04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1" table:formula="oooc:=CONCATENATE([BASE.$B$2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N10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5" table:formula="oooc:=CONCATENATE([BASE.$B$2]; &quot;'&quot;; [Tables.N10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2">
          <table:table-cell table:formula="oooc:=CONCATENATE([Tables.N12]; &quot; &quot;; [Tables.O12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13]; &quot; &quot;; [Tables.O1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11];&quot;','&quot;; [Tables.N12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N23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6" table:formula="oooc:=CONCATENATE([BASE.$B$2]; &quot;'&quot;; [Tables.N23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26]; &quot; &quot;; [Tables.O2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27]; &quot; &quot;; [Tables.O27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24];&quot;','&quot;; [Tables.N25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N36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N36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40]; &quot; &quot;; [Tables.O40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2">
          <table:table-cell table:formula="oooc:=CONCATENATE([Tables.N41]; &quot; &quot;; [Tables.O41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Active INTEGER NOT NULL DEFAULT 0, ">
            <text:p>GeoLevelActive INTEGER NOT NULL DEFAULT 0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37];&quot;','&quot;;[Tables.N38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0" table:formula="oooc:=CONCATENATE([BASE.$B$1]; [Tables.N44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N44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2">
          <table:table-cell table:formula="oooc:=CONCATENATE([Tables.N51]; &quot; &quot;; [Tables.O51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2">
          <table:table-cell table:formula="oooc:=CONCATENATE([Tables.N52]; &quot; &quot;; [Tables.O52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45];&quot;','&quot;;[Tables.N46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0" table:formula="oooc:=CONCATENATE([BASE.$B$1]; [Tables.N5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N5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55];&quot;','&quot;;[Tables.N5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0" table:formula="oooc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2">
          <table:table-cell table:formula="oooc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N70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N70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71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2">
          <table:table-cell table:formula="oooc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0" table:formula="oooc:=CONCATENATE([BASE.$B$1]; [Tables.N63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9" table:formula="oooc:=CONCATENATE([BASE.$B$2]; &quot;'&quot;; [Tables.N63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64]; &quot; &quot;; [Tables.O64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2" office:value-type="string">
            <text:p>/* Set initial values */</text:p>
          </table:table-cell>
          <table:table-cell table:number-columns-repeated="255"/>
        </table:table-row>
        <table:table-row table:style-name="ro2">
          <table:table-cell table:style-name="ce60" table:formula="oooc:=CONCATENATE(&quot;INSERT INTO Info VALUES ('DBVersion','','&quot;;[Tables.O3];&quot;','');&quot;)" office:value-type="string" office:string-value="INSERT INTO Info VALUES ('DBVersion','','1.0','');">
            <text:p>INSERT INTO Info VALUES ('DBVersion','','1.0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RegionId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RegionLabel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RegionDesc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RegionDescEN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sCVRegion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CountryIso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RegionLastUpdat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18NFirstLang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18NThirdLang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PeriodEndDat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Credits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General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Sources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Synopsis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Geography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AdminURL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GeoLimitMinX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GeoLimitMinY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GeoLimitMaxX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GeoLimitMaxY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Info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Event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Cause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GeoLevel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GeoCarto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Disaster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EEField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EEData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EEGroup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DatabaseLog','','','');</text:p>
          </table:table-cell>
          <table:table-cell table:number-columns-repeated="255"/>
        </table:table-row>
        <table:table-row table:style-name="ro2" table:number-rows-repeated="6531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4">07/04/2009</text:date>, <text:time>13:44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7-04T13:44:53</dc:date>
    <meta:printed-by>Mario Yandar</meta:printed-by>
    <meta:print-date>2008-05-09T11:50:49</meta:print-date>
    <meta:editing-cycles>338</meta:editing-cycles>
    <meta:editing-duration>P3DT16H5M1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837"/>
  </office:meta>
</office:document-meta>
</file>